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54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54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54P0" number:language="es" number:country="ES">
      <number:text> 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1" number:language="es" number:country="ES">
      <number:text>-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54P2" number:language="es" number:country="ES">
      <number:text> -</number:text>
      <number:number number:decimal-places="0" number:min-integer-digits="2"/>
      <number:currency-symbol number:language="es" number:country="ES">€</number:currency-symbol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Euro" style:family="table-cell" style:data-style-name="N54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Karlos</meta:initial-creator>
    <dc:creator>Karlos</dc:creator>
    <meta:creation-date>2003-03-25T12:01:58Z</meta:creation-date>
    <dc:date>2020-09-25T19:19:46Z</dc:date>
    <meta:print-date>2002-01-29T18:41:44Z</meta:print-date>
  </office:meta>
</office:document-meta>
</file>